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1" svg:font-family="OpenSymbol"/>
    <style:font-face style:name="DAAAAA+LiberationSerif-Bold" svg:font-family="DAAAAA+LiberationSerif-Bold" style:font-family-generic="roma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language="ca" fo:country="ES"/>
    </style:style>
    <style:style style:name="P2" style:family="paragraph" style:parent-style-name="Footer">
      <style:text-properties fo:language="ca" fo:country="ES"/>
    </style:style>
    <style:style style:name="P3" style:family="paragraph" style:parent-style-name="Standard">
      <style:text-properties fo:font-size="12pt" fo:language="ca" fo:country="ES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6" style:family="paragraph" style:parent-style-name="weekday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7" style:family="paragraph" style:parent-style-name="Standard">
      <style:paragraph-properties fo:break-before="page"/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5c4e" style:font-size-asian="14pt" style:font-size-complex="14pt"/>
    </style:style>
    <style:style style:name="T3" style:family="text">
      <style:text-properties fo:color="#000000" style:text-outline="false" style:text-line-through-style="none" style:text-line-through-type="none" style:font-name="Times New Roman1" fo:font-style="normal" fo:text-shadow="none" style:text-underline-style="none" fo:font-weight="normal" style:letter-kerning="true" style:font-name-asian="DAAAAA+LiberationSerif-Bold" style:font-style-asian="normal" style:font-weight-asian="normal" style:font-name-complex="DAAAAA+LiberationSerif-Bold" style:font-weight-complex="normal" style:text-emphasize="none"/>
    </style:style>
    <style:style style:name="T4" style:family="text">
      <style:text-properties officeooo:rsid="001e5c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4">Tasca 1</text:p>
      <text:p text:style-name="P4"/>
      <text:p text:style-name="P5"><text:span text:style-name="T3">Entregar signat el document PRESENTACIÓ</text:span></text:p>
      <text:p text:style-name="P4">El termini per entregar aquesta tasca és dilluns ??/09/1<text:span text:style-name="T4">9</text:span>.</text:p>
      <text:p text:style-name="P4">____________________________________________________________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1" svg:font-family="OpenSymbol"/>
    <style:font-face style:name="DAAAAA+LiberationSerif-Bold" svg:font-family="DAAAAA+LiberationSerif-Bold" style:font-family-generic="roma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list-style-name="Numbering_20_1" style:class="text">
      <style:paragraph-properties text:number-lines="true" text:line-number="1"/>
      <style:text-properties fo:font-size="12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>
      <style:text-properties style:font-name="Arial1" fo:font-family="Arial" style:font-style-name="Cursiva" style:font-family-generic="swiss" style:font-pitch="variable"/>
    </style:style>
    <style:style style:name="Object_20_with_20_arrow" style:display-name="Object with arrow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ebruary" style:family="paragraph" style:default-outline-level="">
      <style:paragraph-properties fo:text-align="start" style:justify-single-word="false" fo:orphans="2" fo:widows="2" style:writing-mode="lr-tb"/>
      <style:text-properties fo:color="#ff3333" style:font-name="Liberation Serif" fo:font-family="'Liberation Serif'" style:font-family-generic="roman" style:font-pitch="variable" fo:font-size="14pt" style:text-underline-style="solid" style:text-underline-width="auto" style:text-underline-color="font-color" fo:font-weight="bold" style:font-name-asian="DejaVu Sans" style:font-family-asian="'DejaVu Sans'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weekday" style:family="paragraph" style:default-outline-level="">
      <style:paragraph-properties fo:line-height="150%" fo:text-align="start" style:justify-single-word="false" fo:orphans="2" fo:widows="2" style:writing-mode="lr-tb"/>
      <style:text-properties fo:color="#33ff99" style:font-name="Liberation Serif" fo:font-family="'Liberation Serif'" style:font-family-generic="roman" style:font-pitch="variable" fo:font-size="14pt" style:text-underline-style="solid" style:text-underline-width="auto" style:text-underline-color="font-color" fo:font-weight="bold" style:font-name-asian="DejaVu Sans" style:font-family-asian="'DejaVu Sans'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>
      <style:text-properties fo:font-size="16pt" fo:font-weight="bold" style:font-size-asian="14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ca" fo:country="ES"/>
    </style:style>
    <style:style style:name="MP2" style:family="paragraph" style:parent-style-name="Footer">
      <style:text-properties fo:language="ca" fo:country="ES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officeooo:rsid="001e5c4e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Deures FPB2<text:tab/>09/1</text:span><text:span text:style-name="MT2">9</text:span></text:p>
      </style:header>
      <style:footer>
        <text:p text:style-name="MP2"><text:tab/><text:a xlink:type="simple" xlink:href="https://paulinoposada.github.io/web/websites/fp_basica/fpb_2/index_fpb.html" text:style-name="Internet_20_link" text:visited-style-name="Visited_20_Internet_20_Link"><text:span text:style-name="MT1">Ciències Aplicades</text:span></text:a><text:span text:style-name="MT1"> <text:tab/>pàg. </text:span><text:span text:style-name="MT1"><text:page-number text:select-page="current">1</text:page-number></text:span><text:span text:style-name="MT1"><text:s/>de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8:34:40</meta:creation-date>
    <meta:editing-duration>PT7H44M36S</meta:editing-duration>
    <meta:editing-cycles>132</meta:editing-cycles>
    <meta:generator>LibreOffice/6.0.7.3$Linux_X86_64 LibreOffice_project/00m0$Build-3</meta:generator>
    <dc:date>2019-09-03T19:09:04.332862746</dc:date>
    <meta:document-statistic meta:table-count="0" meta:image-count="0" meta:object-count="0" meta:page-count="1" meta:paragraph-count="6" meta:word-count="26" meta:character-count="214" meta:non-whitespace-character-count="191"/>
  </office:meta>
</office:document-meta>
</file>